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88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1.505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1.139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1.487cm"/>
    </style:style>
    <style:style style:name="co14" style:family="table-column">
      <style:table-column-properties fo:break-before="auto" style:column-width="2.03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420e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00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2" table:number-columns-repeated="995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2" office:value-type="string" calcext:value-type="string">
            <text:p>flect_M</text:p>
          </table:table-cell>
          <table:table-cell table:style-name="ce12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3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6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6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5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7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6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6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6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office:value-type="string" calcext:value-type="string">
            <text:p>s|m|n</text:p>
          </table:table-cell>
          <table:table-cell table:number-columns-repeated="3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8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office:value-type="string" calcext:value-type="string">
            <text:p>denise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p|m|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ce5" office:value-type="string" calcext:value-type="string">
            <text:p>anfans</text:p>
          </table:table-cell>
          <table:table-cell table:style-name="ce5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office:value-type="string" calcext:value-type="string">
            <text:p>martre</text:p>
          </table:table-cell>
          <table:table-cell table:style-name="Default" office:value-type="string" calcext:value-type="string">
            <text:p>m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number-columns-repeated="2" office:value-type="string" calcext:value-type="string">
            <text:p>avril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office:value-type="string" calcext:value-type="string">
            <text:p>sendenise</text:p>
          </table:table-cell>
          <table:table-cell table:style-name="Default" office:value-type="string" calcext:value-type="string">
            <text:p>saint den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cel|cest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number-columns-repeated="2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office:value-type="string" calcext:value-type="string">
            <text:p>curu</text:p>
          </table:table-cell>
          <table:table-cell table:style-name="ce6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office:value-type="string" calcext:value-type="string">
            <text:p>daneis</text:p>
          </table:table-cell>
          <table:table-cell table:style-name="ce9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ce3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ces</text:p>
          </table:table-cell>
          <table:table-cell table:style-name="Default" office:value-type="string" calcext:value-type="string">
            <text:p>cel|cest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 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3+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number-columns-repeated="2"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10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i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number-columns-repeated="2"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4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u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3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3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5">
          <table:sort>
            <table:sort-by table:field-number="2" table:data-type="automatic"/>
            <table:sort-by table:field-number="4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4:52:13.394880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bc</meta:initial-creator>
    <dc:creator>jbc </dc:creator>
    <meta:creation-date>2016-01-09T17:12:30Z</meta:creation-date>
    <dc:date>2016-10-06T18:27:30.875444370</dc:date>
    <meta:editing-cycles>2868</meta:editing-cycles>
    <meta:editing-duration>P11DT4H34S</meta:editing-duration>
    <meta:document-statistic meta:table-count="1" meta:cell-count="13788" meta:object-count="0"/>
  </office:meta>
</office:document-meta>
</file>